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none" style:font-size-asian="14pt" style:font-size-complex="14pt"/>
    </style:style>
    <style:style style:name="T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ionabilidad</text:p>
      <text:p text:style-name="Standard"/>
      <text:p text:style-name="P2">Acciones:</text:p>
      <text:p text:style-name="Standard"/>
      <text:p text:style-name="Standard"><text:tab/><text:span text:style-name="T4">Incidencias</text:span></text:p>
      <text:list xml:id="list805935286232407059" text:style-name="L1">
        <text:list-item>
          <text:p text:style-name="P3">Crear incidencia.</text:p>
        </text:list-item>
        <text:list-item>
          <text:p text:style-name="P3">Responder incidencia.</text:p>
        </text:list-item>
      </text:list>
      <text:list xml:id="list7909854209708542515" text:style-name="L2">
        <text:list-item>
          <text:p text:style-name="P4">Ver incidencia.</text:p>
        </text:list-item>
        <text:list-item>
          <text:p text:style-name="P4">Comentar incidencia.</text:p>
        </text:list-item>
        <text:list-item>
          <text:p text:style-name="P4">Cerrar incidencia.</text:p>
        </text:list-item>
      </text:list>
      <text:p text:style-name="Standard"/>
      <text:p text:style-name="Standard"><text:tab/><text:span text:style-name="T4">Personas</text:span></text:p>
      <text:list xml:id="list8751125607444915586" text:style-name="L3">
        <text:list-item>
          <text:p text:style-name="P5">Registrar persona</text:p>
        </text:list-item>
        <text:list-item>
          <text:p text:style-name="P5">Solicitud registro persona</text:p>
        </text:list-item>
      </text:list>
      <text:p text:style-name="Standard"/>
      <text:p text:style-name="Standard"/>
      <text:p text:style-name="P2">Datos:</text:p>
      <text:p text:style-name="Standard"/>
      <text:p text:style-name="Standard"><text:tab/><text:span text:style-name="T4">Incidencia:</text:span></text:p>
      <text:list xml:id="list6063655345607822241" text:style-name="L4">
        <text:list-item>
          <text:p text:style-name="P6">pk.</text:p>
        </text:list-item>
        <text:list-item>
          <text:p text:style-name="P6">nombre.</text:p>
        </text:list-item>
        <text:list-item>
          <text:p text:style-name="P6">Descripción.</text:p>
        </text:list-item>
        <text:list-item>
          <text:p text:style-name="P6">tipo incidencia.</text:p>
          <text:p text:style-name="P6">- solicitud</text:p>
          <text:p text:style-name="P6">-informátiva</text:p>
        </text:list-item>
        <text:list-item>
          <text:p text:style-name="P6">prioridad.</text:p>
        </text:list-item>
      </text:list>
      <text:list xml:id="list90376956093643611" text:style-name="L5">
        <text:list-item>
          <text:p text:style-name="P7">baja</text:p>
        </text:list-item>
        <text:list-item>
          <text:p text:style-name="P7">media</text:p>
        </text:list-item>
        <text:list-item>
          <text:p text:style-name="P7">alta</text:p>
        </text:list-item>
      </text:list>
      <text:list xml:id="list250537931059239778" text:style-name="L6">
        <text:list-item>
          <text:p text:style-name="P8">persona origen.</text:p>
        </text:list-item>
        <text:list-item>
          <text:p text:style-name="P8">departamento destino(de una lista en bbdd).</text:p>
        </text:list-item>
        <text:list-item>
          <text:p text:style-name="P8">persona destino(de una lista en bbdd).</text:p>
        </text:list-item>
        <text:list-item>
          <text:p text:style-name="P8">Lista de mensajes.</text:p>
        </text:list-item>
        <text:list-item>
          <text:p text:style-name="P8">Lista de comentarios.</text:p>
        </text:list-item>
        <text:list-item>
          <text:p text:style-name="P8">fecha creación.</text:p>
        </text:list-item>
        <text:list-item>
          <text:p text:style-name="P8">fecha finalización.</text:p>
        </text:list-item>
        <text:list-item>
          <text:p text:style-name="P8">tiempo resolución.</text:p>
        </text:list-item>
        <text:list-item>
          <text:p text:style-name="P8">estado</text:p>
        </text:list-item>
      </text:list>
      <text:list xml:id="list4768731826202026591" text:style-name="L7">
        <text:list-item>
          <text:p text:style-name="P9">pendiente</text:p>
        </text:list-item>
        <text:list-item>
          <text:p text:style-name="P9">resuelto</text:p>
        </text:list-item>
        <text:list-item>
          <text:p text:style-name="P9">rechazado</text:p>
        </text:list-item>
      </text:list>
      <text:p text:style-name="Standard"/>
      <text:p text:style-name="Standard"><text:tab/><text:span text:style-name="T4">Usuarios:</text:span></text:p>
      <text:list xml:id="list3045229964684599918" text:style-name="L8">
        <text:list-item>
          <text:p text:style-name="P10">pk.</text:p>
        </text:list-item>
        <text:list-item>
          <text:p text:style-name="P10">nombre.</text:p>
        </text:list-item>
        <text:list-item>
          <text:p text:style-name="P10">email.</text:p>
        </text:list-item>
      </text:list>
      <text:list xml:id="list5759242258023566975" text:style-name="L9">
        <text:list-item>
          <text:p text:style-name="P11">Contraseña.</text:p>
        </text:list-item>
        <text:list-item>
          <text:p text:style-name="P11">Departamento.</text:p>
        </text:list-item>
      </text:list>
      <text:p text:style-name="Standard"><text:soft-page-break/></text:p>
      <text:p text:style-name="Standard"/>
      <text:p text:style-name="Standard"><text:tab/><text:span text:style-name="T4">Departamentos:</text:span></text:p>
      <text:list xml:id="list4441201267249630898" text:style-name="L10">
        <text:list-item>
          <text:p text:style-name="P12">pk</text:p>
        </text:list-item>
        <text:list-item>
          <text:p text:style-name="P12">nombre</text:p>
        </text:list-item>
      </text:list>
      <text:p text:style-name="Standard"/>
      <text:p text:style-name="Standard"><text:tab/><text:span text:style-name="T4">Mensajes/comentarios:</text:span></text:p>
      <text:list xml:id="list3851734893640111993" text:style-name="L11">
        <text:list-item>
          <text:p text:style-name="P13">pk.</text:p>
        </text:list-item>
        <text:list-item>
          <text:p text:style-name="P13">fk_incidencia.</text:p>
        </text:list-item>
        <text:list-item>
          <text:p text:style-name="P13">Texto.</text:p>
        </text:list-item>
        <text:list-item>
          <text:p text:style-name="P13">fk_mensaje.</text:p>
        </text:list-item>
        <text:list-item>
          <text:p text:style-name="P13">fecha emisión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fredo de los Rios</meta:initial-creator>
    <meta:creation-date>2023-04-26T18:24:23.21</meta:creation-date>
    <dc:date>2023-04-26T19:48:46.65</dc:date>
    <dc:creator>Alfredo de los Rios</dc:creator>
    <meta:editing-duration>PT5M21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2" meta:paragraph-count="50" meta:word-count="120" meta:character-count="684"/>
  </office:meta>
</office:document-meta>
</file>